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3958in" fo:margin-left="-0.075in" fo:margin-top="0in" fo:margin-bottom="0in" table:align="left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1.8854in"/>
    </style:style>
    <style:style style:name="Table1.C" style:family="table-column">
      <style:table-column-properties style:column-width="1.584in"/>
    </style:style>
    <style:style style:name="Table1.D" style:family="table-column">
      <style:table-column-properties style:column-width="1.4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 style:list-style-name="WWNum1">
      <style:paragraph-properties fo:margin-left="0.5in" fo:margin-right="-0.0028in" fo:margin-top="0in" fo:margin-bottom="0in" loext:contextual-spacing="true" fo:line-height="100%" fo:text-indent="-0.25in" style:auto-text-indent="false"/>
    </style:style>
    <style:style style:name="P15" style:family="paragraph" style:parent-style-name="Standard">
      <style:paragraph-properties fo:margin-left="1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18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ccupation: </text:span><text:span text:style-name="T2">Analyst </text:span><text:span text:style-name="T1">Mobile: </text:span><text:span text:style-name="T2">0431599049 </text:span><text:span text:style-name="T1">LinkedIn: </text:span><text:span text:style-name="T2">/joshuaserry </text:span><text:span text:style-name="T1">Email: </text:span><text:span text:style-name="T2">joshuamserry@gmail.com</text:span></text:p>
      <text:p text:style-name="P4"/>
      <text:p text:style-name="P1"><text:span text:style-name="T5">About Me.</text:span></text:p>
      <text:list xml:id="list6394204875566607691" text:style-name="WWNum2">
        <text:list-item>
          <text:p text:style-name="P6">I am passionate about usability and making informed decisions with data.</text:p>
        </text:list-item>
        <text:list-item>
          <text:p text:style-name="P6">I am adaptable, results orientated and enjoy sharing my knowledge with others.</text:p>
        </text:list-item>
        <text:list-item>
          <text:p text:style-name="P6">I have excellent phone manner, writing, and organizational skills</text:p>
        </text:list-item>
        <text:list-item>
          <text:p text:style-name="P6">I’ve worked in both waterfall and agile environments end-to-end SDLC.</text:p>
        </text:list-item>
        <text:list-item>
          <text:p text:style-name="P6">I’m calm under pressure and one of the top users of Lynda.com at ME Bank.</text:p>
        </text:list-item>
      </text:list>
      <text:p text:style-name="P1"><text:tab/><text:tab/><text:tab/><text:tab/><text:tab/><text:tab/></text:p>
      <text:p text:style-name="P1"><text:span text:style-name="T5">Past Employers.</text:span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2"><text:span text:style-name="T1">ME Bank</text:span></text:p>
          </table:table-cell>
          <table:table-cell table:style-name="Table1.A1" office:value-type="string">
            <text:p text:style-name="P12"><text:span text:style-name="T1">Kingston City Council</text:span></text:p>
          </table:table-cell>
          <table:table-cell table:style-name="Table1.A1" office:value-type="string">
            <text:p text:style-name="P12"><text:span text:style-name="T1">IBM Australia</text:span></text:p>
          </table:table-cell>
          <table:table-cell table:style-name="Table1.A1" office:value-type="string">
            <text:p text:style-name="P12"><text:span text:style-name="T1">Monash University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6">March 2016 - PRESENT</text:span></text:p>
          </table:table-cell>
          <table:table-cell table:style-name="Table1.A1" office:value-type="string">
            <text:p text:style-name="P12"><text:span text:style-name="T6">November 2015 <text:s/>- December 2015</text:span></text:p>
          </table:table-cell>
          <table:table-cell table:style-name="Table1.A1" office:value-type="string">
            <text:p text:style-name="P12"><text:span text:style-name="T6">July 2013 - September 2015</text:span></text:p>
          </table:table-cell>
          <table:table-cell table:style-name="Table1.A1" office:value-type="string">
            <text:p text:style-name="P2"><text:span text:style-name="T6">August 2011 - June 2013</text:span></text:p>
          </table:table-cell>
        </table:table-row>
      </table:table>
      <text:p text:style-name="P1"><text:soft-page-break/><text:tab/><text:tab/><text:tab/></text:p>
      <text:p text:style-name="P1"><text:span text:style-name="T5">Experience.</text:span><text:span text:style-name="T2"> <text:tab/><text:tab/><text:tab/><text:tab/><text:tab/></text:span></text:p>
      <text:p text:style-name="P3"><text:span text:style-name="T1">ME Bank </text:span><text:span text:style-name="T3">- </text:span><text:span text:style-name="T7">Operational Risk Analyst </text:span><text:span text:style-name="T2">March 2016 - PRESENT</text:span></text:p>
      <text:p text:style-name="P8"><text:span text:style-name="T1">Accountability: </text:span><text:span text:style-name="T2">Oversight and monitoring of Operational Risk and Compliance breach reporting.</text:span></text:p>
      <text:p text:style-name="P9"/>
      <text:p text:style-name="P8"><text:span text:style-name="T1">Program: </text:span><text:span text:style-name="T2">Archer, Governance Risk and Compliance (GRC) Software. (18 Months - Ongoing)</text:span></text:p>
      <text:p text:style-name="P8"><text:span text:style-name="T1">Role: </text:span><text:span text:style-name="T2">Systems administrator responsible for releasing system enhancements, managing user access, providing users with training and ensuring data quality and accuracy. </text:span></text:p>
      <text:p text:style-name="P8"><text:span text:style-name="T1">Outcome: </text:span><text:span text:style-name="T2">System enhancements released to users on a monthly basis, training and support provided as required and risks and incidents effectively captured and monitored.</text:span></text:p>
      <text:p text:style-name="P8"><text:span text:style-name="T1">Stakeholders: </text:span><text:span text:style-name="T2">Business Unit Risk and Compliance Leads, Operational Risk and Business Users. </text:span></text:p>
      <text:p text:style-name="P8"><text:span text:style-name="T1">Achievements:</text:span></text:p>
      <text:list xml:id="list44821864944572" text:continue-numbering="true" text:style-name="WWNum2">
        <text:list-item>
          <text:p text:style-name="P7"><text:span text:style-name="T2">Core developer of Archer - A Governance Risk and Compliance (GRC) system for capturing <text:s/>incidents and risk management data.</text:span></text:p>
        </text:list-item>
        <text:list-item>
          <text:p text:style-name="P7"><text:span text:style-name="T2">Established a JIRA project workflow using the agile methodology to track and report on improvements to the GRC functionality.</text:span></text:p>
        </text:list-item>
        <text:list-item>
          <text:p text:style-name="P7"><text:span text:style-name="T2">Designed a health and performance report to provide the Product Owner with assurance that system licensing, capacity, user management, patching and upgrades were being performed.</text:span></text:p>
        </text:list-item>
        <text:list-item>
          <text:p text:style-name="P7"><text:span text:style-name="T2">Provisioned User Access for the GRC system and designed and a GRC Team Charter, Archer Administration Guide and Incident Management Guide.<text:line-break/></text:span></text:p>
        </text:list-item>
      </text:list>
      <text:p text:style-name="P8"><text:span text:style-name="T1">Program: </text:span><text:span text:style-name="T2">Business Continuity Management - Business Impact Analysis (24 Months)</text:span></text:p>
      <text:p text:style-name="P8"><text:span text:style-name="T1">Role: </text:span><text:span text:style-name="T2">Ensure all BCP artefacts such as Business Recovery Plan’s, Business Impact Analysis, crisis cards and yammer are up to date and available in the event of a crisis.</text:span></text:p>
      <text:p text:style-name="P8"><text:span text:style-name="T1">Outcome: </text:span><text:span text:style-name="T2">Business Continuity artefacts are up to date and available in the event of a crisis.</text:span></text:p>
      <text:p text:style-name="P8"><text:span text:style-name="T1">Stakeholders: </text:span><text:span text:style-name="T2">Risk and Compliance Leads, Operational Risk Manager, IT Business Continuity Manager, Operational Risk Committee and the Board.</text:span></text:p>
      <text:p text:style-name="P8"><text:span text:style-name="T1">Achievements:</text:span></text:p>
      <text:list xml:id="list44822039554021" text:continue-numbering="true" text:style-name="WWNum2">
        <text:list-item>
          <text:p text:style-name="P6"><text:span text:style-name="T2">Ensure the Risk Business Unit Recovery Plan was up to date and available to staff.</text:span></text:p>
        </text:list-item>
        <text:list-item>
          <text:p text:style-name="P6"><text:span text:style-name="T2">Facilitated workshops on Business Impact Assessments to develop GRC system functionality.</text:span></text:p>
        </text:list-item>
      </text:list>
      <text:p text:style-name="P4"/>
      <text:p text:style-name="P11"><text:span text:style-name="T1">Project: </text:span><text:span text:style-name="T2">Remediation of customer alerts as part of the AML KYC process. (3 Months)</text:span></text:p>
      <text:p text:style-name="P8"><text:span text:style-name="T1">Outcome:</text:span><text:span text:style-name="T2"> time-pressured response to ASIC relating to the KYC process.</text:span></text:p>
      <text:p text:style-name="P8"><text:span text:style-name="T1">Role: </text:span><text:span text:style-name="T2">Assist the AML Operations team with a time-pressured response to ASIC (regulator).<text:tab/></text:span></text:p>
      <text:p text:style-name="P8"><text:span text:style-name="T1">Outcome: </text:span><text:span text:style-name="T2">Remediation was completed successfully before the required deadline.</text:span></text:p>
      <text:p text:style-name="P8"><text:soft-page-break/><text:span text:style-name="T1">Stakeholders: </text:span><text:span text:style-name="T2">Financial Crime Team, AML Operations Team, Operational Risk Team</text:span></text:p>
      <text:p text:style-name="P8"><text:span text:style-name="T1">Achievements:</text:span><text:tab/></text:p>
      <text:list xml:id="list7741094651769694303" text:style-name="WWNum1">
        <text:list-item>
          <text:p text:style-name="P14"><text:span text:style-name="T2">Assisted AML Operations team to identify beneficial owners and screen for PEPs/Sanctions.</text:span></text:p>
        </text:list-item>
        <text:list-item>
          <text:p text:style-name="P14"><text:span text:style-name="T2">Designed and developed a tool to search network drives for customer identification documents required as part of the ‘Know Your Customer’ (KYC) process.</text:span></text:p>
        </text:list-item>
      </text:list>
      <text:p text:style-name="P9"/>
      <text:p text:style-name="P10"/>
      <text:p text:style-name="P8"><text:span text:style-name="T1">Program: </text:span><text:span text:style-name="T2">Operational Risk incident and Compliance breach reporting. (24 Months - Ongoing)</text:span></text:p>
      <text:p text:style-name="P8"><text:span text:style-name="T1">Role: </text:span><text:span text:style-name="T2">Review Operational Risk and Compliance Incidents, provide training and feedback to staff as appropriate and identify and report on trends and issues occuring throughout the Bank.</text:span></text:p>
      <text:p text:style-name="P8"><text:span text:style-name="T1">Outcome: </text:span></text:p>
      <text:p text:style-name="P8"><text:span text:style-name="T1">Stakeholders: </text:span><text:span text:style-name="T2">Operational Risk Team, Risk and Compliance Leads, Operational Risk Committee.</text:span></text:p>
      <text:p text:style-name="P8"><text:span text:style-name="T1">Achievements:</text:span></text:p>
      <text:list xml:id="list44820761645290" text:continue-list="list44822039554021" text:style-name="WWNum2">
        <text:list-item>
          <text:p text:style-name="P6"><text:span text:style-name="T2">Coached staff to proactively manage incidents, perform root cause analysis, and identify and report on operational losses.</text:span></text:p>
        </text:list-item>
        <text:list-item>
          <text:p text:style-name="P6"><text:span text:style-name="T2">Contribute to the Operational Risk and Compliance Committee report by providing data analysis, visualisations and insights into trends relating to incidents or emerging risks.</text:span></text:p>
        </text:list-item>
      </text:list>
      <text:p text:style-name="P10"/>
      <text:p text:style-name="P8"><text:span text:style-name="T1">Project: </text:span><text:span text:style-name="T2">Initial Risk Assessment Tool (12 Months - Ongoing)</text:span></text:p>
      <text:p text:style-name="P8"><text:span text:style-name="T1">Role: </text:span><text:span text:style-name="T2">Design and Develop a tool to support ME Bank’s project management methodology; help project managers determine who to engage and act as an artefact required for project funding.</text:span></text:p>
      <text:p text:style-name="P8"><text:span text:style-name="T1">Outcome: </text:span><text:span text:style-name="T2">Project managers could report project risks automatically via email with a single click. </text:span></text:p>
      <text:p text:style-name="P8"><text:span text:style-name="T1">Stakeholders: </text:span><text:span text:style-name="T2">Project Managers, Privacy Officer, PMO, Procurement, Operational Risk Manager, and Risk and Compliance Leads.</text:span></text:p>
      <text:p text:style-name="P8"><text:span text:style-name="T1">Achievements:</text:span></text:p>
      <text:list xml:id="list44822241300427" text:continue-numbering="true" text:style-name="WWNum2">
        <text:list-item>
          <text:p text:style-name="P6"><text:span text:style-name="T2">Enabled Project Managers to succinctly report project risks and issues to Operational Risk and Compliance for monitoring.</text:span></text:p>
        </text:list-item>
      </text:list>
      <text:p text:style-name="P13"/>
      <text:p text:style-name="P15"><text:span text:style-name="T1">Kingston City Council </text:span><text:span text:style-name="T3">- Business Analyst </text:span><text:span text:style-name="T2">November 2015 - December 2015 </text:span></text:p>
      <text:p text:style-name="P17"><text:span text:style-name="T1">Accountability: </text:span><text:span text:style-name="T2">Drive automation across financial statements and reporting processes.</text:span></text:p>
      <text:p text:style-name="P17"><text:span text:style-name="T1">Achievements:</text:span><text:span text:style-name="T2"><text:tab/><text:tab/><text:tab/><text:tab/><text:tab/><text:tab/><text:tab/></text:span></text:p>
      <text:list xml:id="list44822022008681" text:continue-numbering="true" text:style-name="WWNum2">
        <text:list-item>
          <text:p text:style-name="P6"><text:span text:style-name="T2">Contributed to User Experience development by performing user acceptance testing (UAT) for the website accesscare.org.au.<text:tab/><text:tab/><text:tab/><text:tab/><text:tab/></text:span></text:p>
        </text:list-item>
        <text:list-item>
          <text:p text:style-name="P6"><text:span text:style-name="T2">Automated the scheduling of Administrative tasks such as meals, taxi services and financial statements for Access Care clients.<text:tab/><text:tab/><text:tab/></text:span></text:p>
        </text:list-item>
        <text:list-item>
          <text:p text:style-name="P6"><text:soft-page-break/><text:span text:style-name="T2">Developed work instructions and Microsoft Excel macros and reports to resolve challenges faced by Access Care staff and customers.</text:span></text:p>
        </text:list-item>
      </text:list>
      <text:p text:style-name="P18"/>
      <text:p text:style-name="P16"><text:span text:style-name="T1">IBM Australia </text:span><text:span text:style-name="T3">- </text:span><text:span text:style-name="T7">Business Analyst </text:span><text:span text:style-name="T2">July 2013 - September 2015</text:span></text:p>
      <text:p text:style-name="P8"><text:span text:style-name="T1">Accountability: </text:span><text:span text:style-name="T2">Drive root cause analysis and automation across continuous improvement programs. Support senior executive strategic decision making and improve productivity using social tools.</text:span></text:p>
      <text:p text:style-name="P8"><text:span text:style-name="T1">Achievements:</text:span></text:p>
      <text:list xml:id="list44822055632962" text:continue-numbering="true" text:style-name="WWNum2">
        <text:list-item>
          <text:p text:style-name="P6"><text:span text:style-name="T2">Managed customer expectations of Project Managers by reducing the costs associated with manual data entry by 1000%.<text:tab/><text:tab/><text:tab/><text:tab/><text:tab/><text:tab/></text:span></text:p>
        </text:list-item>
        <text:list-item>
          <text:p text:style-name="P6"><text:span text:style-name="T2">Dramatically reduced incorrect time recording, increasing revenue by 35 to 47%.</text:span></text:p>
        </text:list-item>
        <text:list-item>
          <text:p text:style-name="P6"><text:span text:style-name="T2">Designed and implemented a set of metrics using python which automatically measured the financial performance of all account teams across my business unit. </text:span></text:p>
        </text:list-item>
        <text:list-item>
          <text:p text:style-name="P6"><text:span text:style-name="T2">Designed and successfully implemented a plan to coach executives in the use of IBM Connections and Twitter social networks to …….improve their productivity and collaboration.</text:span></text:p>
        </text:list-item>
      </text:list>
      <text:p text:style-name="P1"/>
      <text:p text:style-name="P1"><text:span text:style-name="T5">Qualifications.</text:span></text:p>
      <text:list xml:id="list44821792657343" text:continue-numbering="true" text:style-name="WWNum2">
        <text:list-item>
          <text:p text:style-name="P6"><text:span text:style-name="T2">Bachelor of Business Information Systems - Monash University</text:span></text:p>
        </text:list-item>
        <text:list-item>
          <text:p text:style-name="P6"><text:span text:style-name="T2">Predictive Analytics Python Course by Python Charmers.</text:span></text:p>
        </text:list-item>
        <text:list-item>
          <text:p text:style-name="P6"><text:span text:style-name="T2">In Progress - Johns Hopkins University Coursera Data Science Specialisation</text:span></text:p>
        </text:list-item>
      </text:list>
      <text:p text:style-name="P4"/>
      <text:p text:style-name="P1"><text:span text:style-name="T5">References.</text:span></text:p>
      <text:p text:style-name="P1"><text:span text:style-name="T2">Available 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8854in" fo:margin-right="1.0862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77" meta:word-count="882" meta:character-count="6107" meta:non-whitespace-character-count="5277"/>
    <meta:generator>LibreOfficeDev/5.1.0.3$Linux_X86_64 LibreOffice_project/</meta:generator>
  </office:meta>
</office:document-meta>
</file>